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Spacing" style:master-page-name="MP0" style:family="paragraph">
      <style:paragraph-properties fo:break-before="page"/>
      <style:text-properties fo:color="#70AD47"/>
    </style:style>
    <style:style style:name="P2" style:parent-style-name="NoSpacing" style:family="paragraph">
      <style:text-properties fo:color="#70AD47"/>
    </style:style>
    <style:style style:name="P3" style:parent-style-name="NoSpacing" style:family="paragraph">
      <style:text-properties fo:color="#5B9BD5"/>
    </style:style>
    <style:style style:name="P4" style:parent-style-name="NoSpacing" style:family="paragraph">
      <style:text-properties fo:color="#5B9BD5"/>
    </style:style>
    <style:style style:name="P5" style:parent-style-name="NoSpacing" style:family="paragraph">
      <style:text-properties fo:color="#5B9BD5"/>
    </style:style>
    <style:style style:name="P6" style:parent-style-name="NoSpacing" style:family="paragraph">
      <style:text-properties fo:color="#ED7D31"/>
    </style:style>
    <style:style style:name="P7" style:parent-style-name="NoSpacing" style:family="paragraph">
      <style:text-properties fo:color="#ED7D31"/>
    </style:style>
    <style:style style:name="P8" style:parent-style-name="NoSpacing" style:family="paragraph">
      <style:text-properties fo:color="#ED7D31"/>
    </style:style>
    <style:style style:name="P9" style:parent-style-name="NoSpacing" style:family="paragraph">
      <style:text-properties fo:font-weight="bold" style:font-weight-asian="bold" fo:color="#C00000" style:text-underline-type="single" style:text-underline-style="solid" style:text-underline-width="auto" style:text-underline-mode="continuous"/>
    </style:style>
    <style:style style:name="P10" style:parent-style-name="NoSpacing" style:family="paragraph">
      <style:text-properties fo:color="#C00000"/>
    </style:style>
    <style:style style:name="P11" style:parent-style-name="NoSpacing" style:family="paragraph">
      <style:text-properties fo:color="#C00000"/>
    </style:style>
    <style:style style:name="P12" style:parent-style-name="NoSpacing" style:family="paragraph">
      <style:text-properties fo:color="#C00000"/>
    </style:style>
    <style:style style:name="P13" style:parent-style-name="NoSpacing" style:family="paragraph">
      <style:paragraph-properties>
        <style:tab-stops>
          <style:tab-stop style:type="left" style:position="2.3437in"/>
        </style:tab-stops>
      </style:paragraph-properties>
      <style:text-properties fo:color="#C00000"/>
    </style:style>
    <style:style style:name="P14" style:parent-style-name="NoSpacing" style:family="paragraph">
      <style:paragraph-properties>
        <style:tab-stops>
          <style:tab-stop style:type="left" style:position="2.3437in"/>
        </style:tab-stops>
      </style:paragraph-properties>
      <style:text-properties fo:color="#C00000"/>
    </style:style>
    <style:style style:name="P15" style:parent-style-name="NoSpacing" style:family="paragraph">
      <style:paragraph-properties>
        <style:tab-stops>
          <style:tab-stop style:type="left" style:position="2.3437in"/>
        </style:tab-stops>
      </style:paragraph-properties>
    </style:style>
    <style:style style:name="P16" style:parent-style-name="NoSpacing" style:family="paragraph">
      <style:text-properties fo:font-weight="bold" style:font-weight-asian="bold" fo:color="#00B050" style:text-underline-type="single" style:text-underline-style="solid" style:text-underline-width="auto" style:text-underline-mode="continuous"/>
    </style:style>
    <style:style style:name="P17" style:parent-style-name="NoSpacing" style:family="paragraph">
      <style:text-properties fo:font-weight="bold" style:font-weight-asian="bold" fo:color="#7030A0" style:text-underline-type="single" style:text-underline-style="solid" style:text-underline-width="auto" style:text-underline-mode="continuous"/>
    </style:style>
    <style:style style:name="P18" style:parent-style-name="NoSpacing" style:family="paragraph">
      <style:text-properties fo:color="#7030A0"/>
    </style:style>
    <style:style style:name="P19" style:parent-style-name="NoSpacing" style:family="paragraph">
      <style:text-properties fo:color="#7030A0"/>
    </style:style>
    <style:style style:name="P20" style:parent-style-name="NoSpacing" style:family="paragraph">
      <style:text-properties fo:color="#7030A0"/>
    </style:style>
    <style:style style:name="P21" style:parent-style-name="NoSpacing" style:family="paragraph">
      <style:text-properties fo:color="#7030A0"/>
    </style:style>
    <style:style style:name="P22" style:parent-style-name="NoSpacing" style:family="paragraph">
      <style:text-properties fo:color="#7030A0"/>
    </style:style>
    <style:style style:name="P23" style:parent-style-name="NoSpacing" style:family="paragraph">
      <style:text-properties fo:color="#7030A0"/>
    </style:style>
    <style:style style:name="P24" style:parent-style-name="NoSpacing" style:family="paragraph">
      <style:text-properties fo:color="#7030A0"/>
    </style:style>
    <style:style style:name="P25" style:parent-style-name="NoSpacing" style:family="paragraph">
      <style:text-properties fo:font-weight="bold" style:font-weight-asian="bold" fo:color="#FFC000" style:text-underline-type="single" style:text-underline-style="solid" style:text-underline-width="auto" style:text-underline-mode="continuous"/>
    </style:style>
    <style:style style:name="P26" style:parent-style-name="NoSpacing" style:family="paragraph">
      <style:text-properties fo:color="#FFC000"/>
    </style:style>
    <style:style style:name="P27" style:parent-style-name="NoSpacing" style:family="paragraph">
      <style:text-properties fo:color="#FFC000"/>
    </style:style>
    <style:style style:name="P28" style:parent-style-name="NoSpacing" style:family="paragraph">
      <style:text-properties fo:color="#FFC000"/>
    </style:style>
    <style:style style:name="P29" style:parent-style-name="NoSpacing" style:family="paragraph">
      <style:text-properties fo:color="#FFC000"/>
    </style:style>
    <style:style style:name="P30" style:parent-style-name="NoSpacing" style:family="paragraph">
      <style:text-properties fo:color="#FFC000"/>
    </style:style>
    <style:style style:name="P31" style:parent-style-name="NoSpacing" style:family="paragraph">
      <style:text-properties fo:font-weight="bold" style:font-weight-asian="bold" fo:color="#00B0F0" style:text-underline-type="single" style:text-underline-style="solid" style:text-underline-width="auto" style:text-underline-mode="continuous"/>
    </style:style>
    <style:style style:name="P32" style:parent-style-name="NoSpacing" style:family="paragraph">
      <style:text-properties fo:color="#00B0F0"/>
    </style:style>
    <style:style style:name="P33" style:parent-style-name="NoSpacing" style:family="paragraph">
      <style:text-properties fo:color="#00B0F0"/>
    </style:style>
    <style:style style:name="P34" style:parent-style-name="NoSpacing" style:family="paragraph">
      <style:text-properties fo:color="#00B0F0"/>
    </style:style>
    <style:style style:name="P35" style:parent-style-name="NoSpacing" style:family="paragraph">
      <style:text-properties fo:font-weight="bold" style:font-weight-asian="bold" fo:color="#002060" style:text-underline-type="single" style:text-underline-style="solid" style:text-underline-width="auto" style:text-underline-mode="continuous"/>
    </style:style>
    <style:style style:name="P36" style:parent-style-name="NoSpacing" style:family="paragraph">
      <style:text-properties fo:color="#002060"/>
    </style:style>
    <style:style style:name="P37" style:parent-style-name="NoSpacing" style:family="paragraph">
      <style:text-properties fo:color="#002060"/>
    </style:style>
    <style:style style:name="P38" style:parent-style-name="NoSpacing" style:family="paragraph">
      <style:text-properties fo:color="#002060"/>
    </style:style>
    <style:style style:name="P39" style:parent-style-name="NoSpacing" style:family="paragraph">
      <style:text-properties fo:color="#002060"/>
    </style:style>
    <style:style style:name="P40" style:parent-style-name="NoSpacing" style:family="paragraph">
      <style:text-properties fo:font-weight="bold" style:font-weight-asian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Front Page (Introduction)</text:p>
      <text:p text:style-name="P2">Table of Contents</text:p>
      <text:p text:style-name="NoSpacing"/>
      <text:p text:style-name="P3">Abstract (Half a Page)</text:p>
      <text:p text:style-name="P4">Introduction (1 Page)</text:p>
      <text:p text:style-name="P5">Background (1 Page)</text:p>
      <text:p text:style-name="NoSpacing"/>
      <text:p text:style-name="P6">Project Aim (1 Paragraph)</text:p>
      <text:p text:style-name="P7">Project Objectives (Short List)</text:p>
      <text:p text:style-name="P8">Ethics and Data Protection Aspects (1 Paragraph)<text:s/></text:p>
      <text:p text:style-name="NoSpacing"/>
      <text:p text:style-name="P9">Literature Review</text:p>
      <text:p text:style-name="P10">-Android<text:s/>(1 Page)</text:p>
      <text:p text:style-name="P11">-Building Android App<text:s/>(1 Page)</text:p>
      <text:p text:style-name="P12">-Existing Systems<text:s/>(1 Page)</text:p>
      <text:p text:style-name="P13">-Technology Used<text:s/>(2 Page –<text:s/>GPS)<text:tab/></text:p>
      <text:p text:style-name="P14">-Critical Review (1 Page)</text:p>
      <text:p text:style-name="P15"/>
      <text:p text:style-name="P16">Methodology (2-3 Pages)</text:p>
      <text:p text:style-name="NoSpacing"/>
      <text:p text:style-name="P17">Analysis<text:s/>(2-3 Pages)</text:p>
      <text:p text:style-name="P18">-Requirement Analysis</text:p>
      <text:p text:style-name="P19">-Functional Requirements</text:p>
      <text:p text:style-name="P20">-Non-Functional Requirements</text:p>
      <text:p text:style-name="P21">-Performance (Quality of Service)</text:p>
      <text:p text:style-name="P22">-Security</text:p>
      <text:p text:style-name="P23">-Usability and Scalability</text:p>
      <text:p text:style-name="P24">-SWOT Analysis</text:p>
      <text:p text:style-name="NoSpacing"/>
      <text:p text:style-name="P25">Design<text:s/>(3-5 Pages)</text:p>
      <text:p text:style-name="P26">-Scope Diagram</text:p>
      <text:p text:style-name="P27">-Use Case Diagram</text:p>
      <text:p text:style-name="P28">-Description of Use Cases</text:p>
      <text:p text:style-name="P29">-Sequence Diagram (for different functions)</text:p>
      <text:p text:style-name="P30">-Class Diagram</text:p>
      <text:p text:style-name="NoSpacing"/>
      <text:p text:style-name="P31">Implementation<text:s/>(2-3 Pages)</text:p>
      <text:p text:style-name="P32">-Tools with Description</text:p>
      <text:p text:style-name="P33">-Screen Shots of Application</text:p>
      <text:p text:style-name="P34">-Testing (how / any framework<text:s/>used)</text:p>
      <text:p text:style-name="NoSpacing"/>
      <text:p text:style-name="P35">Evaluation (2-3 Pages)</text:p>
      <text:p text:style-name="P36">-Achievements</text:p>
      <text:p text:style-name="P37">-Problems and Constrains</text:p>
      <text:p text:style-name="P38">-Future Works</text:p>
      <text:p text:style-name="P39">-Conclusion</text:p>
      <text:p text:style-name="NoSpacing"/>
      <text:p text:style-name="P40">References</text:p>
      <text:p text:style-name="NoSpacing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dan Limbu</meta:initial-creator>
    <dc:creator>Madan Limbu</dc:creator>
    <meta:creation-date>2017-03-16T03:37:00Z</meta:creation-date>
    <dc:date>2017-03-16T04:08:00Z</dc:date>
    <meta:template xlink:href="Normal" xlink:type="simple"/>
    <meta:editing-cycles>37</meta:editing-cycles>
    <meta:editing-duration>PT1860S</meta:editing-duration>
    <meta:document-statistic meta:page-count="1" meta:paragraph-count="1" meta:word-count="140" meta:character-count="938" meta:row-count="6" meta:non-whitespace-character-count="799"/>
  </office:meta>
</office:document-meta>
</file>